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264cm" fo:min-width="17.118cm"/>
    </style:style>
    <style:style style:name="gr2" style:family="graphic" style:parent-style-name="standard">
      <style:graphic-properties draw:textarea-horizontal-align="justify" draw:textarea-vertical-align="middle" draw:auto-grow-height="false" fo:min-height="3.763cm" fo:min-width="3.67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762cm" fo:min-width="3.676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7.618cm" svg:height="4.514cm" svg:x="1.381cm" svg:y="2.4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76cm" svg:height="4.013cm" svg:x="1.261cm" svg:y="8.02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76cm" svg:height="4.013cm" svg:x="5.959cm" svg:y="8.02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76cm" svg:height="4.013cm" svg:x="10.788cm" svg:y="8.028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76cm" svg:height="4.012cm" svg:x="1.261cm" svg:y="12.87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76cm" svg:height="4.013cm" svg:x="6.09cm" svg:y="13.04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76cm" svg:height="4.013cm" svg:x="10.918cm" svg:y="13.04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76cm" svg:height="4.013cm" svg:x="1.261cm" svg:y="18.56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76cm" svg:height="4.013cm" svg:x="6.09cm" svg:y="18.56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76cm" svg:height="4.013cm" svg:x="10.918cm" svg:y="18.56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76cm" svg:height="4.013cm" svg:x="1.261cm" svg:y="23.91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76cm" svg:height="4.013cm" svg:x="15.355cm" svg:y="8.028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76cm" svg:height="4.013cm" svg:x="15.486cm" svg:y="13.044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76cm" svg:height="4.013cm" svg:x="15.616cm" svg:y="18.39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76cm" svg:height="4.013cm" svg:x="6.22cm" svg:y="23.911cm">
          <text:p text:style-name="P1">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76cm" svg:height="4.013cm" svg:x="11.049cm" svg:y="23.911cm">
          <text:p text:style-name="P1">/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76cm" svg:height="4.013cm" svg:x="15.747cm" svg:y="23.911cm">
          <text:p text:style-name="P1">=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2:25:23.467442029</meta:creation-date>
    <dc:date>2021-03-22T16:48:04.858680498</dc:date>
    <meta:editing-duration>PT3H32M36S</meta:editing-duration>
    <meta:editing-cycles>1</meta:editing-cycles>
    <meta:document-statistic meta:object-count="17"/>
    <meta:generator>LibreOffice/6.4.6.2$Linux_X86_64 LibreOffice_project/40$Build-2</meta:generator>
  </office:meta>
</office:document-meta>
</file>